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e792" officeooo:paragraph-rsid="000fe79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fe792"/>
    </style:style>
    <style:style style:name="T2" style:family="text">
      <style:text-properties officeooo:rsid="00107e9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onvocatòria de Reunió del Club Marítim de Maó</text:span></text:p>
      <text:p text:style-name="Text_20_body">Benvolgut/da membre,</text:p>
      <text:p text:style-name="Text_20_body">El Club Marítim de Maó us convoca a la propera trobada de membres.</text:p>
      <text:list text:style-name="L1">
        <text:list-item>
          <text:p text:style-name="P3"><text:span text:style-name="Strong_20_Emphasis">Dia:</text:span> Dimarts, 25/10/24</text:p>
        </text:list-item>
        <text:list-item>
          <text:p text:style-name="P3"><text:span text:style-name="Strong_20_Emphasis">Hora:</text:span> 18.30 h</text:p>
        </text:list-item>
        <text:list-item>
          <text:p text:style-name="P2"><text:span text:style-name="Strong_20_Emphasis">Lloc:</text:span> Sala principal del Club Marítim de Maó</text:p>
        </text:list-item>
      </text:list>
      <text:p text:style-name="Text_20_body"><text:span text:style-name="Strong_20_Emphasis">Ordre del dia:</text:span></text:p>
      <text:list text:style-name="L2">
        <text:list-item>
          <text:p text:style-name="P5">Revisió i aprovació de l’acta de la reunió anterior.</text:p>
        </text:list-item>
        <text:list-item>
          <text:p text:style-name="P5">Informes del comitè directiu.</text:p>
        </text:list-item>
        <text:list-item>
          <text:p text:style-name="P5">Propostes per a les activitats de primavera.</text:p>
        </text:list-item>
        <text:list-item>
          <text:p text:style-name="P4">Torn obert de consultes.</text:p>
        </text:list-item>
      </text:list>
      <text:p text:style-name="Text_20_body">Pere Salord Femenias<text:line-break/>President/a del Club Marítim de Maó</text:p>
      <text:p text:style-name="Text_20_body">Maó, 05/11/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8:35:17.575491462</meta:creation-date>
    <meta:generator>LibreOffice/24.2.7.2$Linux_X86_64 LibreOffice_project/420$Build-2</meta:generator>
    <dc:date>2024-12-12T15:35:49.597383086</dc:date>
    <meta:editing-duration>PT7M21S</meta:editing-duration>
    <meta:editing-cycles>2</meta:editing-cycles>
    <meta:document-statistic meta:table-count="0" meta:image-count="0" meta:object-count="0" meta:page-count="1" meta:paragraph-count="13" meta:word-count="82" meta:character-count="454" meta:non-whitespace-character-count="392"/>
  </office:meta>
</office:document-meta>
</file>